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ff" draw:fill="solid" draw:fill-color="#729fcf" draw:textarea-horizontal-align="justify" draw:textarea-vertical-align="middle" draw:auto-grow-height="false" fo:min-height="0.722cm" fo:min-width="0.437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3.77cm" fo:min-width="5.199cm" draw:shadow="visible" draw:shadow-offset-x="0cm" draw:shadow-offset-y="0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3.77cm" fo:min-width="5.199cm" draw:shadow="visible" draw:shadow-offset-x="0cm" draw:shadow-offset-y="0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3.77cm" fo:min-width="5.199cm" draw:shadow="visible" draw:shadow-offset-x="0cm" draw:shadow-offset-y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77cm" draw:shadow="visible" draw:shadow-offset-x="0cm" draw:shadow-offset-y="0cm" draw:shadow-color="#ff3333"/>
    </style:style>
    <style:style style:name="gr6" style:family="graphic" style:parent-style-name="standard">
      <style:graphic-properties draw:textarea-horizontal-align="justify" draw:textarea-vertical-align="middle" draw:auto-grow-height="false" fo:min-height="3.77cm" fo:min-width="5.199cm" draw:shadow="visibl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3.77cm" fo:min-width="5.199cm" draw:shadow="visible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3.77cm" fo:min-width="5.199cm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4.454cm" draw:shadow="visible" draw:shadow-offset-x="-0.282cm" draw:shadow-offset-y="-0.282cm" draw:shadow-color="#ff3333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4.454cm" draw:shadow="visible" draw:shadow-offset-x="-0.282cm" draw:shadow-offset-y="-0.282cm" draw:shadow-color="#ff3333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8cm" fo:min-width="4.454cm" draw:shadow="visible" draw:shadow-offset-x="-0.071cm" draw:shadow-offset-y="-0.071cm" draw:shadow-color="#ff3333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4.454cm" draw:shadow="visible" draw:shadow-offset-x="-0.071cm" draw:shadow-offset-y="-0.071cm" draw:shadow-color="#ff3333"/>
    </style:style>
    <style:style style:name="P1" style:family="paragraph">
      <loext:graphic-properties draw:fill="solid" draw:fill-color="#729fcf"/>
      <style:paragraph-properties fo:margin-left="0cm" fo:margin-right="0.051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00"/>
      <style:paragraph-properties fo:margin-left="0cm" fo:margin-right="0cm" fo:text-align="center" fo:text-indent="0cm"/>
    </style:style>
    <style:style style:name="P4" style:family="paragraph">
      <loext:graphic-properties draw:fill-color="#ff3333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36pt" fo:font-weight="bold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 draw:fill-color="#ffffff"/>
      <style:text-properties fo:font-size="26pt" fo:font-weight="bold" style:font-size-asian="26pt" style:font-size-complex="26pt"/>
    </style:style>
    <style:style style:name="P11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12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3" style:family="paragraph">
      <loext:graphic-properties draw:fill="none" draw:fill-color="#ffffff"/>
      <style:text-properties fo:font-size="6pt" fo:font-weight="bold" style:font-size-asian="8pt" style:font-size-complex="8pt"/>
    </style:style>
    <style:style style:name="T1" style:family="text">
      <style:text-properties fo:font-size="36pt" fo:font-weight="bold" style:font-size-asian="36pt" style:font-size-complex="36pt"/>
    </style:style>
    <style:style style:name="T2" style:family="text">
      <style:text-properties fo:font-size="26pt" fo:font-weight="bold" style:font-size-asian="26pt" style:font-size-complex="26pt"/>
    </style:style>
    <style:style style:name="T3" style:family="text">
      <style:text-properties fo:font-size="16pt" fo:font-weight="bold" style:font-size-asian="16pt" style:font-size-complex="16pt"/>
    </style:style>
    <style:style style:name="T4" style:family="text">
      <style:text-properties fo:font-size="8pt" fo:font-weight="bold" style:font-size-asian="8pt" style:font-size-complex="8pt"/>
    </style:style>
    <style:style style:name="T5" style:family="text">
      <style:text-properties fo:font-size="6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374cm" svg:height="1.982cm" svg:x="11.471cm" svg:y="16.13cm" svg:viewBox="0 0 1375 1983" svg:d="M2 1263c21-243 164-438 367-536-6-55-7-114-2-175 28-330 214-569 429-551 216 18 360 285 332 615-5 61-16 118-31 171 186 131 295 348 275 592-32 374-353 633-741 601-387-33-660-343-629-717z">
          <text:p/>
        </draw:path>
        <draw:g>
          <draw:g>
            <draw:path draw:style-name="gr2" draw:text-style-name="P2" draw:layer="layout" svg:width="7.325cm" svg:height="7.413cm" svg:x="4.527cm" svg:y="4.123cm" svg:viewBox="0 0 7326 7414" svg:d="M6357 3804c-375 15-649 325-633 713 16 389 314 675 689 660 244-10 446-146 552-347 55 9 113 12 174 9 66-2 129-12 187-26v731h-1279c70 112 106 273 91 452-5 61-16 118-31 171 186 131 295 348 274 592-31 374-352 633-740 601-387-33-660-343-629-717 21-242 163-437 367-535-6-56-7-115-2-176 13-155 62-290 131-388h-1839c94 111 145 295 128 503-5 61-16 118-31 171 186 131 295 348 274 592-31 374-352 633-740 601-387-33-660-343-629-717 21-242 163-437 367-535-6-56-7-115-2-176 16-184 81-340 173-439h-1582v-1657c-69 18-145 28-226 28-61 0-119-6-174-16-114 196-321 323-566 323-375 0-661-298-661-687s286-687 661-687c244 0 450 126 565 320 55-10 114-16 175-16 81 0 157 10 226 28v-1656h1749c-6-38-9-77-10-117-1-61 3-118 12-173-198-110-329-315-334-559-7-375 285-667 674-675s692 272 700 647c5 244-117 452-309 571 12 54 19 112 20 173 1 46-1 91-7 133h1125c-11 46-19 95-24 147-5 61-4 120 2 176-204 98-346 293-367 535-31 374 242 684 629 717 388 32 709-227 740-601 21-244-88-461-274-592 15-53 26-110 31-171 6-74 4-145-7-211h1349v2570c-67-14-141-20-218-17-61 3-120 11-174 23-123-189-334-306-577-296z">
              <text:p/>
            </draw:path>
            <draw:path draw:style-name="gr3" draw:text-style-name="P3" draw:layer="layout" svg:width="5.826cm" svg:height="5.892cm" draw:transform="skewX (-0.0466002910282485) rotate (2.3390902635228) translate (7.10107891829944cm 11.7175191913741cm)" svg:viewBox="0 0 5827 5893" svg:d="M771 3024c298 12 516 258 503 567-12 309-249 536-547 524-195-8-355-116-440-275-43 6-90 9-138 7-52-2-102-10-149-21l1 581h1017c-56 89-84 217-72 359 4 48 12 94 24 136-148 104-235 277-218 471 25 297 281 503 589 477s525-272 500-569c-17-193-130-348-292-426 5-44 6-91 1-140-10-123-48-230-104-308h1463c-75 88-115 234-101 400 4 48 12 94 24 136-148 104-235 276-218 470 25 297 280 504 589 478 308-26 525-273 500-570-17-193-130-348-292-425 5-45 5-92 1-140-12-147-64-271-137-349h1258v-1317c55 14 115 22 180 22 48 0 94-4 138-13 91 156 256 257 450 257 298 0 526-237 526-546s-228-546-526-546c-194 0-358 100-449 255-44-9-91-13-140-13-64 0-124 7-179 22l-1-1317h-1390c4-29 7-61 7-93 1-48-2-94-9-137 157-88 261-250 265-445 6-298-226-530-536-536-309-6-550 216-556 514-4 194 92 360 245 454-9 43-14 90-15 138-1 36 1 72 5 105h-895c9 37 16 76 19 117 4 49 4 96-1 140 162 78 275 233 292 426 25 297-192 543-500 569-309 26-564-180-589-477-17-194 70-367 218-471-12-42-20-88-24-136-5-59-3-115 5-168h-1073v2043c54-11 112-16 174-13 49 2 95 8 138 18 98-150 266-243 459-235z">
              <text:p/>
            </draw:path>
            <draw:path draw:style-name="gr4" draw:text-style-name="P4" draw:layer="layout" svg:width="7.325cm" svg:height="5.888cm" draw:transform="skewX (-0.085870199198121) translate (7.07406200886472cm 5.69797934403036cm)" svg:viewBox="0 0 7326 5889" svg:d="M969 3022c375 12 649 258 633 567-16 308-314 536-689 523-244-8-446-115-552-275-55 7-113 9-174 7-66-2-129-9-187-21v581h1279c-70 89-106 217-91 359 5 48 16 94 31 136-186 104-295 277-274 470 31 297 352 504 740 478 387-26 660-273 629-570-21-192-163-347-367-425 6-44 7-91 2-140-13-123-62-230-131-308h1839c-94 89-145 234-128 400 5 48 16 94 31 136-186 104-295 276-274 470 31 297 352 503 740 477 387-26 660-272 629-569-21-193-163-348-367-426 6-44 7-91 2-139-16-147-81-270-173-349h1582v-1316c69 14 145 22 226 22 61 0 119-4 174-13 114 156 321 257 566 257 375 0 661-237 661-546s-286-545-661-545c-244 0-450 99-565 254-55-8-114-13-175-13-81 0-157 8-226 22v-1315h-1749c6-30 9-61 10-94 1-47-3-93-12-136 198-88 329-251 334-445 7-298-285-530-674-536s-692 216-700 514c-5 193 117 359 309 454-12 43-19 89-20 137-1 37 1 72 7 106h-1125c11 36 19 76 24 116 5 49 4 96-2 140 204 78 346 233 367 425 31 297-242 544-629 570-388 26-709-181-740-478-21-193 88-366 274-470-15-42-26-88-31-136-6-59-4-115 7-167h-1349v2041c67-11 141-16 218-13 61 2 120 8 174 18 123-150 334-243 577-235z">
              <text:p/>
            </draw:path>
          </draw:g>
          <draw:frame draw:style-name="gr5" draw:text-style-name="P6" draw:layer="layout" svg:width="6.577cm" svg:height="1.673cm" svg:x="6.309cm" svg:y="11.905cm">
            <draw:text-box>
              <text:p text:style-name="P5"><text:span text:style-name="T1">ParaCrypt</text:span></text:p>
            </draw:text-box>
          </draw:frame>
        </draw:g>
        <draw:g>
          <draw:g>
            <draw:path draw:style-name="gr6" draw:text-style-name="P7" draw:layer="layout" svg:width="5.517cm" svg:height="5.575cm" svg:x="1.524cm" svg:y="15.775cm" svg:viewBox="0 0 5518 5576" svg:d="M4788 2861c-283 12-489 244-477 537 12 292 237 507 519 496 184-8 336-109 416-261 41 7 85 9 131 7 50-2 97-9 141-20v550h-963c52 85 79 205 68 340-4 46-12 89-23 129 140 98 222 262 206 445-23 281-265 477-557 452s-498-258-474-539c16-183 123-329 276-403-4-42-5-86-1-132 10-117 46-218 99-292h-1386c71 84 110 222 97 379-4 45-12 88-23 128 140 99 222 262 206 445-24 282-265 477-557 452-292-24-498-258-474-539 16-182 123-329 276-403-4-41-5-86-1-132 12-138 61-256 130-330h-1192v-1246c-52 13-109 21-170 21-46 0-90-4-131-12-86 147-242 243-426 243-283 0-498-224-498-517s215-517 498-517c183 0 339 95 425 241 42-8 86-12 132-12 61 0 118 7 170 21v-1246h1318c-5-28-7-57-8-88-1-45 3-89 10-129-150-84-249-237-252-421-6-282 214-502 507-508s522 205 527 487c4 183-87 340-232 429 9 41 14 85 15 131 1 34-1 67-5 99h847c-8 35-15 72-18 111-4 46-3 90 1 132-153 74-260 220-276 403-24 281 182 514 474 539 292 24 534-171 557-452 16-183-66-347-206-445 11-40 19-83 23-129 5-56 3-109-5-159h1016v1933c-51-10-106-15-164-12-47 2-91 8-132 17-92-142-251-230-434-223z">
              <text:p/>
            </draw:path>
            <draw:path draw:style-name="gr7" draw:text-style-name="P8" draw:layer="layout" svg:width="4.385cm" svg:height="4.435cm" draw:transform="skewX (-0.045204027626653) rotate (2.3397883952236) translate (3.46279679356754cm 21.4874696601813cm)" svg:viewBox="0 0 4386 4436" svg:d="M581 2276c224 9 388 194 378 427-9 232-187 403-412 394-146-6-267-87-331-207-32 5-67 7-104 5-39-1-77-7-112-16l1 438h765c-42 67-63 163-54 271 3 36 9 70 18 102-111 78-176 208-164 354 19 224 211 379 443 359 232-19 396-205 377-428-13-145-98-262-220-321 4-33 4-68 1-105-8-93-37-173-78-232h1101c-57 67-87 177-77 301 3 36 10 71 19 103-112 78-177 208-165 354 19 223 212 379 444 359s395-205 376-429c-12-145-98-261-219-320 3-33 4-69 0-105-9-111-48-204-103-263h947v-991c41 11 87 17 135 17 37 0 71-4 104-10 69 117 193 193 339 193 225 0 396-178 396-411 0-232-172-411-396-411-146 0-269 75-338 192-33-7-68-10-105-10-48 0-94 6-135 17l-1-991h-1046c3-23 5-46 5-70 1-36-1-71-7-103 119-66 197-189 200-335 5-225-170-399-403-404s-415 163-419 387c-3 146 69 271 184 342-6 32-10 67-11 103-1 28 1 54 4 80h-674c7 28 12 57 15 88 3 36 2 72-1 105 122 58 207 175 219 320 19 224-144 409-376 429s-424-136-443-359c-13-146 53-276 164-354-9-32-15-67-18-103-4-44-3-87 3-126h-807v1537c41-8 85-12 131-10 37 2 72 7 104 14 74-113 200-183 346-177z">
              <text:p/>
            </draw:path>
            <draw:path draw:style-name="gr8" draw:text-style-name="P9" draw:layer="layout" svg:width="5.517cm" svg:height="4.429cm" draw:transform="skewX (-0.0860447321233204) translate (3.44220979977319cm 16.959690967186cm)" svg:viewBox="0 0 5518 4430" svg:d="M730 2273c282 9 489 194 477 426-12 233-237 403-519 394-184-6-336-87-416-207-42 5-85 7-131 6-50-2-97-7-141-16v437h963c-53 67-79 163-68 270 4 36 12 70 23 102-140 78-222 208-207 354 24 223 266 378 558 359 292-20 497-205 474-428-16-145-123-262-276-320 4-34 5-69 1-105-10-93-46-174-99-232h1385c-71 66-109 176-96 301 4 36 12 70 23 102-140 78-222 208-206 353 23 224 265 379 557 359 292-19 498-205 474-428-16-145-123-261-276-320 4-33 5-68 1-105-12-110-61-203-130-262h1191v-990c52 11 110 16 171 16 46 0 89-3 131-9 86 117 242 193 426 193 282 0 498-178 498-411 0-232-215-410-498-410-183 0-339 75-425 191-42-6-86-9-132-9-61 0-119 5-170 16v-989h-1318c5-23 7-46 8-70 1-36-3-71-10-103 150-66 249-189 252-335 6-224-214-398-507-403s-522 163-527 387c-4 145 87 270 232 341-9 32-14 67-15 103-1 28 1 54 5 80h-847c8 27 15 57 18 87 4 37 3 72-1 105 153 59 260 175 276 320 24 224-182 409-474 429-292 19-534-136-557-359-16-146 66-276 206-354-11-32-19-66-23-102-5-45-3-87 5-126h-1016v1535c51-8 106-12 164-10 47 2 91 7 132 14 92-113 251-183 434-177z">
              <text:p/>
            </draw:path>
          </draw:g>
          <draw:frame draw:style-name="gr9" draw:text-style-name="P10" draw:layer="layout" svg:width="4.954cm" svg:height="1.276cm" svg:x="2.866cm" svg:y="21.629cm">
            <draw:text-box>
              <text:p><text:span text:style-name="T2">ParaCrypt</text:span></text:p>
            </draw:text-box>
          </draw:frame>
        </draw:g>
        <draw:g>
          <draw:g>
            <draw:path draw:style-name="gr6" draw:text-style-name="P7" draw:layer="layout" svg:width="3.678cm" svg:height="3.714cm" svg:x="13.887cm" svg:y="12.773cm" svg:viewBox="0 0 3679 3715" svg:d="M3192 1906c-188 8-326 163-318 358 8 194 158 338 346 330 123-5 224-73 278-173 27 4 56 5 87 4 33-1 64-6 94-13v366h-643c36 56 53 137 46 227-3 30-8 59-15 85 93 66 148 175 137 297-16 187-177 317-371 301-195-16-332-172-316-359 10-122 82-219 184-268-3-28-3-58-1-89 7-77 31-145 66-194h-924c48 56 73 148 64 252-2 31-7 59-15 86 93 65 148 174 138 297-16 187-177 317-372 301-195-17-332-172-316-360 11-121 82-219 184-268-3-28-3-57 0-88 7-92 40-170 86-220h-794v-830c-35 9-73 14-114 14-30 0-59-3-87-8-57 98-161 162-284 162-188 0-332-150-332-345 0-194 144-344 332-344 122 0 226 63 283 161 28-6 58-8 88-8 41 0 79 4 114 13v-829h878c-3-19-4-39-5-59 0-30 2-59 6-86-99-56-165-158-167-281-4-188 142-334 338-338 195-4 348 136 351 324 3 122-58 227-155 286 6 28 10 57 10 87 1 23 0 45-3 67h565c-6 23-10 48-12 73-3 31-2 60 1 88-103 49-174 147-184 269-16 187 121 342 315 359 195 16 356-114 372-301 10-122-44-231-138-297 8-26 13-55 16-85 3-38 1-73-4-106h678v1287c-34-7-71-10-110-8-31 1-60 5-87 12-62-95-168-154-290-149z">
              <text:p/>
            </draw:path>
            <draw:path draw:style-name="gr7" draw:text-style-name="P8" draw:layer="layout" svg:width="2.922cm" svg:height="2.955cm" draw:transform="skewX (-0.044331363000656) rotate (2.3403119939992) translate (15.1797020986877cm 16.5784625524452cm)" svg:viewBox="0 0 2923 2956" svg:d="M387 1517c149 6 259 129 252 284-6 155-125 269-274 263-98-4-178-58-221-138-22 3-45 4-69 3-26-1-52-4-75-10v291l511 1c-28 44-43 108-37 180 3 24 7 47 13 68-75 52-118 139-110 236 13 149 141 253 296 240 154-13 263-137 250-286-8-97-65-175-146-214 3-22 3-45 1-70-6-62-25-115-52-154h733c-37 44-58 117-51 200 2 24 7 47 13 69-75 52-118 138-110 236 13 149 141 252 296 239 154-13 263-137 250-286-8-96-65-174-146-213 2-22 3-46 1-70-7-74-33-136-69-175h631v-661c27 7 58 11 90 11 24 0 47-2 69-6 46 78 128 129 226 129 150 0 264-119 264-274s-114-274-264-274c-97 0-180 50-225 128-22-5-46-7-70-7-32 0-63 4-90 11l-1-660h-697c2-15 3-31 4-47 0-24-2-47-5-69 79-44 131-125 133-223 3-149-114-266-269-269s-276 109-279 258c-2 97 47 180 123 228-4 21-7 45-8 69 0 18 1 36 3 53h-449c5 18 8 38 10 58 2 24 2 48-1 70 81 39 138 117 146 214 13 149-96 272-250 285-155 14-283-90-296-239-8-97 36-184 110-236-6-21-10-44-12-68-3-30-2-58 2-84l-538-1v1025c27-5 56-8 87-7 25 1 48 5 70 10 49-76 133-122 230-118z">
              <text:p/>
            </draw:path>
            <draw:path draw:style-name="gr8" draw:text-style-name="P9" draw:layer="layout" svg:width="3.678cm" svg:height="2.95cm" draw:transform="skewX (-0.085870199198121) translate (15.1660495076678cm 13.5622401254044cm)" svg:viewBox="0 0 3679 2951" svg:d="M487 1514c188 6 325 130 318 284-8 155-158 269-346 263-123-4-224-58-278-138-27 3-56 4-87 4-33-2-65-5-94-11v291h642c-35 45-53 109-45 180 3 24 8 47 15 68-93 52-148 139-137 236 16 148 177 252 371 239 195-13 332-137 316-285-10-97-82-175-184-214 3-22 3-45 1-70-7-61-31-115-66-154h924c-48 44-73 117-65 200 3 24 8 47 16 68-94 52-148 139-138 236 16 149 177 252 372 239s331-136 316-285c-11-97-82-174-184-213 3-22 3-46 0-70-8-74-40-136-86-175h794v-660c34 8 73 12 113 12 31 0 60-3 87-7 58 78 162 129 285 129 188 0 332-119 332-274s-144-273-332-273c-123 0-226 50-284 127-27-4-57-6-88-6-40 0-79 4-113 11v-659h-878c2-15 4-31 4-47 1-24-1-47-6-69 100-44 166-125 168-222 4-150-143-266-338-269-196-3-348 108-352 258-2 97 59 180 155 227-6 21-9 45-10 69 0 18 1 36 4 53h-565c6 18 10 38 12 58 2 24 2 48-1 70 102 39 174 117 184 213 16 149-121 272-316 286-194 13-355-91-371-240-11-97 44-183 137-235-7-21-12-44-15-68-3-30-2-58 3-84h-677v1023c34-6 71-8 110-7 31 1 60 4 87 9 62-75 168-122 290-118z">
              <text:p/>
            </draw:path>
          </draw:g>
          <draw:frame draw:style-name="gr10" draw:text-style-name="P11" draw:layer="layout" svg:width="3.302cm" svg:height="0.878cm" svg:x="14.782cm" svg:y="16.673cm">
            <draw:text-box>
              <text:p><text:span text:style-name="T3">ParaCrypt</text:span></text:p>
            </draw:text-box>
          </draw:frame>
        </draw:g>
        <draw:g>
          <draw:g>
            <draw:path draw:style-name="gr6" draw:text-style-name="P7" draw:layer="layout" svg:width="1.838cm" svg:height="1.856cm" svg:x="13.681cm" svg:y="17.657cm" svg:viewBox="0 0 1839 1857" svg:d="M1596 953c-94 3-163 81-159 178 4 98 79 169 173 165 61-2 112-36 139-86 13 2 28 3 43 2 17-1 33-3 47-7v184h-321c18 28 27 68 23 113-1 15-4 29-8 43 47 32 74 87 69 148-8 93-88 158-186 150-97-8-166-86-158-179 6-61 41-110 92-134-1-14-1-29 0-44 3-39 15-73 33-97h-462c24 27 37 73 32 126-1 15-4 29-7 42 46 33 74 87 68 149-8 93-88 158-185 150-98-8-166-86-158-179 5-61 41-110 92-135-2-14-2-28-1-44 4-46 21-85 44-109h-398v-415c-17 4-36 7-56 7-16 0-30-2-44-5-29 50-81 81-142 81-94 0-166-74-166-172 0-97 72-172 166-172 61 0 113 32 142 81 14-3 28-5 44-5 20 0 39 3 56 7v-414h440c-2-10-3-20-3-30 0-15 1-29 3-43-50-27-83-79-84-140-2-94 72-167 169-169 98-2 174 68 176 162 1 61-29 113-77 143 3 14 4 28 5 43 0 12-1 23-2 34h282c-2 11-5 24-6 36-1 16-1 31 1 44-51 25-87 74-92 135-8 93 60 171 158 179 97 8 178-57 185-150 6-61-22-116-68-149 3-13 6-27 7-42 2-19 1-37-1-53h338v643c-17-3-35-5-54-4-16 1-31 3-44 6-31-48-84-77-145-74z">
              <text:p/>
            </draw:path>
            <draw:path draw:style-name="gr7" draw:text-style-name="P8" draw:layer="layout" svg:width="1.46cm" svg:height="1.477cm" draw:transform="skewX (-0.0432841654494594) rotate (2.34118465862519) translate (14.327685029064cm 19.5585966522598cm)" svg:viewBox="0 0 1461 1478" svg:d="M193 758c75 3 130 65 127 142-4 78-63 135-138 131-48-2-89-29-110-69-11 2-23 3-35 2-13 0-25-2-37-5v146h255c-14 22-21 54-18 90 1 12 3 23 6 34-37 26-59 69-54 118 6 74 70 126 147 120 77-7 132-68 126-143-5-48-33-87-74-107 2-11 2-23 1-35-3-31-12-58-26-77h366c-18 22-29 59-25 100 1 13 3 24 6 35-37 26-59 69-55 117 7 75 71 127 148 120 77-6 132-68 125-142-4-49-32-88-73-107 1-11 2-23 1-35-4-37-16-68-35-88l316 1v-331c13 4 29 6 45 6 12 0 23-1 34-3 23 39 64 64 113 64 75 0 132-59 132-137 0-77-57-137-132-137-48 0-90 25-112 64-11-2-23-3-35-3-17 0-32 2-45 5l-1-330h-348c1-8 2-15 2-24 0-12-1-23-3-34 40-22 66-63 67-111 1-75-57-133-135-135-77-2-138 54-139 129-1 48 23 90 61 114-2 11-3 22-3 34-1 9 0 18 1 27h-224c2 9 3 19 4 29 1 12 1 24 0 35 41 19 69 58 73 107 6 74-48 136-125 142-78 7-142-45-148-119-4-49 18-92 55-118-3-11-5-22-6-35-2-14-1-28 1-42h-269v512c14-2 28-4 44-3 12 1 23 2 34 5 25-38 67-61 115-59z">
              <text:p/>
            </draw:path>
            <draw:path draw:style-name="gr8" draw:text-style-name="P9" draw:layer="layout" svg:width="1.838cm" svg:height="1.474cm" draw:transform="skewX (-0.085870199198121) translate (14.3205356843292cm 18.0514548805914cm)" svg:viewBox="0 0 1839 1475" svg:d="M243 757c95 3 163 64 159 142-4 77-78 134-173 131-61-2-112-29-138-69-14 2-29 2-44 2-17-1-32-3-47-5v145h321c-17 22-26 54-22 90 1 12 3 23 7 34-46 26-74 69-69 118 8 74 89 126 186 119 98-6 166-68 158-142-5-49-41-87-92-107 2-11 2-23 0-35-3-31-15-58-32-77h461c-23 22-36 59-32 100 2 12 4 24 8 34-47 26-74 69-69 118 8 74 89 126 186 119 97-6 166-68 158-142-5-48-41-87-92-107 1-11 1-22 0-35-4-36-20-67-43-87h397v-330c17 4 36 6 57 6 15 0 30-1 43-3 29 39 81 64 142 64 95 0 166-59 166-137 0-77-71-136-166-136-61 0-113 25-141 63-14-2-29-3-44-3-21 0-40 2-57 6v-330h-439c1-7 2-15 2-23 0-12-1-24-3-34 50-22 83-63 84-112 2-74-72-132-169-134-98-2-174 54-176 129-1 48 29 90 78 113-3 11-5 23-5 35-1 9 0 18 1 26h-282c3 9 5 19 6 29 1 13 1 24 0 35 51 20 86 59 92 107 8 74-61 136-158 143-98 6-178-46-186-120-5-49 22-92 69-118-4-10-7-22-8-34-2-15-1-29 2-42h-339v511c17-2 35-3 55-3 15 1 30 2 44 5 30-38 83-61 144-59z">
              <text:p/>
            </draw:path>
          </draw:g>
          <draw:frame draw:style-name="gr11" draw:text-style-name="P12" draw:layer="layout" svg:width="2.09cm" svg:height="0.608cm" svg:x="14.05cm" svg:y="19.606cm">
            <draw:text-box>
              <text:p><text:span text:style-name="T4">ParaCrypt</text:span></text:p>
            </draw:text-box>
          </draw:frame>
        </draw:g>
        <draw:g>
          <draw:g>
            <draw:path draw:style-name="gr6" draw:text-style-name="P7" draw:layer="layout" svg:width="0.919cm" svg:height="0.921cm" svg:x="10.95cm" svg:y="20.17cm" svg:viewBox="0 0 920 922" svg:d="M798 473c-47 2-81 41-79 89s39 84 86 82c31-1 56-18 69-43 7 1 15 1 22 1 8 0 16-2 24-3v91h-161c9 14 13 34 11 56 0 7-1 15-3 21 23 16 37 43 34 74-4 46-44 79-93 74-49-4-83-42-79-89 3-30 21-54 46-66-1-7-1-15 0-22 2-19 8-36 16-48h-230c11 13 18 36 16 62-1 8-2 15-4 22 23 16 37 43 34 73-4 47-44 79-93 75-48-4-83-43-79-89 3-30 21-55 46-67 0-7 0-14 0-22 2-23 10-42 22-54h-199v-206c-8 2-18 3-28 3-8 0-15-1-22-2-14 24-40 40-71 40-47 0-83-37-83-85 0-49 36-86 83-86 31 0 56 16 71 40 7-1 14-2 22-2 10 0 20 1 28 4v-206h220c-1-5-1-10-1-15-1-8 0-15 1-21-25-14-41-40-42-70-1-47 36-83 85-84s87 34 88 81c0 30-15 56-39 71 1 6 2 14 2 21 0 6 0 11-1 17h142c-2 5-3 11-3 18-1 7-1 15 0 22-26 12-44 36-46 66-4 47 30 85 79 89 48 5 89-28 93-74 2-31-11-58-35-74 2-7 3-14 4-21 1-9 1-18-1-26h170v319c-9-1-18-2-28-2-7 0-15 1-22 3-15-24-42-38-72-37z">
              <text:p/>
            </draw:path>
            <draw:path draw:style-name="gr7" draw:text-style-name="P8" draw:layer="layout" svg:width="0.727cm" svg:height="0.735cm" draw:transform="skewX (-0.0352556508902855) rotate (2.34554798175518) translate (11.2735604770686cm 21.1141746856361cm)" svg:viewBox="0 0 728 736" svg:d="M96 377c38 2 65 33 63 71-1 39-31 67-68 66-24-1-44-15-55-35-5 1-11 1-17 1-7 0-13-1-19-3v73h127c-7 12-10 27-9 45 1 6 2 12 3 17-18 13-29 35-27 59 3 37 35 63 74 60 38-3 65-34 62-71-2-24-16-44-36-54 0-5 0-11 0-17-1-15-6-29-13-39l183 1c-10 11-15 29-13 50 0 6 1 12 3 17-19 13-29 34-27 59 3 37 35 63 73 59 39-3 66-34 63-71-2-24-16-43-37-53 1-6 1-11 0-17-1-19-8-34-17-44h157v-164c7 1 15 2 23 2 6 0 12 0 17-1 11 19 32 32 56 32 38 0 66-29 66-68s-28-68-66-68c-24 0-44 12-56 31-5-1-11-1-17-1-8 0-16 1-23 2v-164l-173-1c0-3 0-7 0-11 1-6 0-12-1-17 20-11 33-32 33-56 1-37-28-66-67-67-38-1-68 27-69 64-1 24 12 45 31 57-2 5-2 11-2 17 0 5 0 9 0 13h-111c1 5 1 10 2 15 0 6 0 12 0 17 20 10 34 29 36 53 3 38-24 68-62 72-39 3-71-23-74-60-2-25 9-46 27-59-1-5-2-11-3-17 0-7 0-14 1-21h-134v255c7-1 14-2 22-2 6 1 12 1 17 3 12-19 33-31 57-30z">
              <text:p/>
            </draw:path>
            <draw:path draw:style-name="gr8" draw:text-style-name="P9" draw:layer="layout" svg:width="0.919cm" svg:height="0.731cm" draw:transform="skewX (-0.0872664625997165) translate (11.2693968541621cm 20.3659161902038cm)" svg:viewBox="0 0 920 732" svg:d="M122 376c47 1 81 32 79 70-2 39-39 67-86 66-31-1-56-15-70-35-7 1-14 1-21 1-9 0-17-1-24-2v72h161c-9 11-14 27-12 45 1 6 2 11 4 16-23 13-37 35-35 59 4 37 45 63 93 59 49-3 83-34 79-71-2-24-20-43-46-52 1-6 1-12 1-18-2-15-8-28-17-38h231c-12 11-18 29-16 50 1 6 2 11 4 16-24 13-37 35-35 59 4 37 45 63 93 59 49-3 83-34 79-70-2-24-20-44-46-53 1-6 1-12 0-18-1-18-10-33-21-43h198l1-164c8 2 18 3 28 3 8 0 15-1 22-2 14 20 40 32 71 32 47 0 83-29 83-68 0-38-36-68-83-68-31 0-57 13-71 32-7-1-14-2-22-2-10 0-20 1-28 3v-163h-220c1-4 1-8 1-12 1-6 0-12-1-17 25-11 41-31 42-55 1-37-36-66-85-67s-87 27-88 64c0 24 15 45 39 56-1 6-2 11-2 17-1 5 0 9 0 14h-141c2 4 3 9 3 14 1 6 1 12 0 17 26 10 43 29 46 53 4 37-30 68-79 71s-89-22-93-59c-2-24 11-46 35-59-2-5-4-11-4-17-1-7-1-14 1-20h-170v254c9-2 18-2 27-2 8 0 16 1 22 2 16-19 42-30 73-29z">
              <text:p/>
            </draw:path>
          </draw:g>
          <draw:frame draw:style-name="gr12" draw:text-style-name="P13" draw:layer="layout" svg:width="1.565cm" svg:height="0.489cm" svg:x="10.908cm" svg:y="21.195cm">
            <draw:text-box>
              <text:p><text:span text:style-name="T5">ParaCryp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20:31:53.750513733</meta:creation-date>
    <dc:date>2018-01-14T21:05:20.436980290</dc:date>
    <meta:editing-duration>PT13M</meta:editing-duration>
    <meta:editing-cycles>6</meta:editing-cycles>
    <meta:generator>LibreOffice/5.2.5.1$Linux_X86_64 LibreOffice_project/0312e1a284a7d50ca85a365c316c7abbf20a4d22</meta:generator>
    <meta:document-statistic meta:object-count="31"/>
  </office:meta>
</office:document-meta>
</file>